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1.7264in"/>
    </style:style>
    <style:style style:name="co10" style:family="table-column">
      <style:table-column-properties fo:break-before="auto" style:column-width="16.439in"/>
    </style:style>
    <style:style style:name="co11" style:family="table-column">
      <style:table-column-properties fo:break-before="auto" style:column-width="5.12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11" table:default-cell-style-name="ce4"/>
        <table:table-column table:style-name="co12" table:number-columns-repeated="16372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Main application</text:p>
          </table:table-cell>
          <table:table-cell office:value-type="string" calcext:value-type="string">
            <text:p>Description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Cup1Control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1Contro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Cup2Control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2Contro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Cup3Control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Cup3Contro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3Contro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3"/>
        </table:table-row>
        <table:table-row table:style-name="ro1">
          <table:table-cell table:style-name="ce4" table:formula="of:=DEC2HEX(HEX2DEC([.A18])+1; 4)" office:value-type="string" office:string-value="0011" calcext:value-type="string">
            <text:p>00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DEC2HEX(HEX2DEC([.A19])+1; 4)" office:value-type="string" office:string-value="0012" calcext:value-type="string">
            <text:p>00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3"/>
        </table:table-row>
        <table:table-row table:style-name="ro1">
          <table:table-cell table:style-name="ce4" table:formula="of:=DEC2HEX(HEX2DEC([.A22])+1; 4)" office:value-type="string" office:string-value="0014" calcext:value-type="string">
            <text:p>00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DEC2HEX(HEX2DEC([.A23])+1; 4)" office:value-type="string" office:string-value="0015" calcext:value-type="string">
            <text:p>00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DEC2HEX(HEX2DEC([.A24])+1; 4)" office:value-type="string" office:string-value="0016" calcext:value-type="string">
            <text:p>001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3"/>
        </table:table-row>
        <table:table-row table:style-name="ro1">
          <table:table-cell table:style-name="ce4" table:formula="of:=DEC2HEX(HEX2DEC([.A25])+1; 4)" office:value-type="string" office:string-value="0017" calcext:value-type="string">
            <text:p>001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DEC2HEX(HEX2DEC([.A26])+1; 4)" office:value-type="string" office:string-value="0018" calcext:value-type="string">
            <text:p>001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/>
          <table:table-cell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3"/>
        </table:table-row>
        <table:table-row table:style-name="ro1">
          <table:table-cell table:style-name="ce4" table:formula="of:=IF(TYPE([.A30])&gt;1; DEC2HEX(HEX2DEC([.A30])+1; 4); IF(TYPE([.A29])&gt;1; DEC2HEX(HEX2DEC([.A29])+1; 4); 0))" office:value-type="string" office:string-value="1001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de of the last error</text:p>
          </table:table-cell>
          <table:table-cell table:number-columns-repeated="16373"/>
        </table:table-row>
        <table:table-row table:style-name="ro1">
          <table:table-cell table:style-name="ce4" table:formula="of:=IF(TYPE([.A31])&gt;1; DEC2HEX(HEX2DEC([.A31])+1; 4); IF(TYPE([.A30])&gt;1; DEC2HEX(HEX2DEC([.A30])+1; 4); 0))" office:value-type="string" office:string-value="1002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 table:formula="of:=IF(TYPE([.A33])&gt;1; DEC2HEX(HEX2DEC([.A33])+1; 4); IF(TYPE([.A32])&gt;1; DEC2HEX(HEX2DEC([.A32])+1; 4); 0))" office:value-type="string" office:string-value="1003" calcext:value-type="string">
            <text:p>10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1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ime limit for the transient state when inserting a Faraday cup</text:p>
          </table:table-cell>
          <table:table-cell table:number-columns-repeated="16373"/>
        </table:table-row>
        <table:table-row table:style-name="ro1">
          <table:table-cell table:style-name="ce4" table:formula="of:=IF(TYPE([.A34])&gt;1; DEC2HEX(HEX2DEC([.A34])+1; 4); IF(TYPE([.A33])&gt;1; DEC2HEX(HEX2DEC([.A33])+1; 4); 0))" office:value-type="string" office:string-value="1004" calcext:value-type="string">
            <text:p>10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2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35])&gt;1; DEC2HEX(HEX2DEC([.A35])+1; 4); IF(TYPE([.A34])&gt;1; DEC2HEX(HEX2DEC([.A34])+1; 4); 0))" office:value-type="string" office:string-value="1005" calcext:value-type="string">
            <text:p>10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3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36])&gt;1; DEC2HEX(HEX2DEC([.A36])+1; 4); IF(TYPE([.A35])&gt;1; DEC2HEX(HEX2DEC([.A35])+1; 4); 0))" office:value-type="string" office:string-value="1006" calcext:value-type="string">
            <text:p>10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1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ime limit for the transient state when withdrawing a Faraday cup</text:p>
          </table:table-cell>
          <table:table-cell table:number-columns-repeated="16373"/>
        </table:table-row>
        <table:table-row table:style-name="ro1">
          <table:table-cell table:style-name="ce4" table:formula="of:=IF(TYPE([.A37])&gt;1; DEC2HEX(HEX2DEC([.A37])+1; 4); IF(TYPE([.A36])&gt;1; DEC2HEX(HEX2DEC([.A36])+1; 4); 0))" office:value-type="string" office:string-value="1007" calcext:value-type="string">
            <text:p>10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2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38])&gt;1; DEC2HEX(HEX2DEC([.A38])+1; 4); IF(TYPE([.A37])&gt;1; DEC2HEX(HEX2DEC([.A37])+1; 4); 0))" office:value-type="string" office:string-value="1008" calcext:value-type="string">
            <text:p>10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3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40])&gt;1; DEC2HEX(HEX2DEC([.A40])+1; 4); IF(TYPE([.A39])&gt;1; DEC2HEX(HEX2DEC([.A39])+1; 4); 0))" office:value-type="string" office:string-value="1009" calcext:value-type="string">
            <text:p>10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42])&gt;1; DEC2HEX(HEX2DEC([.A42])+1; 4); IF(TYPE([.A41])&gt;1; DEC2HEX(HEX2DEC([.A41])+1; 4); 0))" office:value-type="string" office:string-value="100A" calcext:value-type="string">
            <text:p>10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3"/>
        </table:table-row>
        <table:table-row table:style-name="ro1">
          <table:table-cell table:style-name="ce4" table:formula="of:=IF(TYPE([.A43])&gt;1; DEC2HEX(HEX2DEC([.A43])+1; 4); IF(TYPE([.A42])&gt;1; DEC2HEX(HEX2DEC([.A42])+1; 4); 0))" office:value-type="string" office:string-value="100B" calcext:value-type="string">
            <text:p>10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44])&gt;1; DEC2HEX(HEX2DEC([.A44])+1; 4); IF(TYPE([.A43])&gt;1; DEC2HEX(HEX2DEC([.A43])+1; 4); 0))" office:value-type="string" office:string-value="100C" calcext:value-type="string">
            <text:p>10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45])&gt;1; DEC2HEX(HEX2DEC([.A45])+1; 4); IF(TYPE([.A44])&gt;1; DEC2HEX(HEX2DEC([.A44])+1; 4); 0))" office:value-type="string" office:string-value="100D" calcext:value-type="string">
            <text:p>10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3"/>
        </table:table-row>
        <table:table-row table:style-name="ro1">
          <table:table-cell table:style-name="ce4" table:formula="of:=IF(TYPE([.A46])&gt;1; DEC2HEX(HEX2DEC([.A46])+1; 4); IF(TYPE([.A45])&gt;1; DEC2HEX(HEX2DEC([.A45])+1; 4); 0))" office:value-type="string" office:string-value="100E" calcext:value-type="string">
            <text:p>10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47])&gt;1; DEC2HEX(HEX2DEC([.A47])+1; 4); IF(TYPE([.A46])&gt;1; DEC2HEX(HEX2DEC([.A46])+1; 4); 0))" office:value-type="string" office:string-value="100F" calcext:value-type="string">
            <text:p>10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48])&gt;1; DEC2HEX(HEX2DEC([.A48])+1; 4); IF(TYPE([.A47])&gt;1; DEC2HEX(HEX2DEC([.A47])+1; 4); 0))" office:value-type="string" office:string-value="1010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3"/>
        </table:table-row>
        <table:table-row table:style-name="ro1">
          <table:table-cell table:style-name="ce4" table:formula="of:=IF(TYPE([.A49])&gt;1; DEC2HEX(HEX2DEC([.A49])+1; 4); IF(TYPE([.A48])&gt;1; DEC2HEX(HEX2DEC([.A48])+1; 4); 0))" office:value-type="string" office:string-value="1011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50])&gt;1; DEC2HEX(HEX2DEC([.A50])+1; 4); IF(TYPE([.A49])&gt;1; DEC2HEX(HEX2DEC([.A49])+1; 4); 0))" office:value-type="string" office:string-value="1012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52])&gt;1; DEC2HEX(HEX2DEC([.A52])+1; 4); IF(TYPE([.A51])&gt;1; DEC2HEX(HEX2DEC([.A51])+1; 4); 0))" office:value-type="string" office:string-value="1013" calcext:value-type="string">
            <text:p>10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3"/>
        </table:table-row>
        <table:table-row table:style-name="ro1">
          <table:table-cell table:style-name="ce4" table:formula="of:=IF(TYPE([.A53])&gt;1; DEC2HEX(HEX2DEC([.A53])+1; 4); IF(TYPE([.A52])&gt;1; DEC2HEX(HEX2DEC([.A52])+1; 4); 0))" office:value-type="string" office:string-value="1014" calcext:value-type="string">
            <text:p>10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3"/>
        </table:table-row>
        <table:table-row table:style-name="ro1">
          <table:table-cell table:style-name="ce4" table:formula="of:=IF(TYPE([.A54])&gt;1; DEC2HEX(HEX2DEC([.A54])+1; 4); IF(TYPE([.A53])&gt;1; DEC2HEX(HEX2DEC([.A53])+1; 4); 0))" office:value-type="string" office:string-value="1015" calcext:value-type="string">
            <text:p>10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55])&gt;1; DEC2HEX(HEX2DEC([.A55])+1; 4); IF(TYPE([.A54])&gt;1; DEC2HEX(HEX2DEC([.A54])+1; 4); 0))" office:value-type="string" office:string-value="1016" calcext:value-type="string">
            <text:p>10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56])&gt;1; DEC2HEX(HEX2DEC([.A56])+1; 4); IF(TYPE([.A55])&gt;1; DEC2HEX(HEX2DEC([.A55])+1; 4); 0))" office:value-type="string" office:string-value="1017" calcext:value-type="string">
            <text:p>10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3"/>
        </table:table-row>
        <table:table-row table:style-name="ro1">
          <table:table-cell table:style-name="ce4" table:formula="of:=IF(TYPE([.A57])&gt;1; DEC2HEX(HEX2DEC([.A57])+1; 4); IF(TYPE([.A56])&gt;1; DEC2HEX(HEX2DEC([.A56])+1; 4); 0))" office:value-type="string" office:string-value="1018" calcext:value-type="string">
            <text:p>10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58])&gt;1; DEC2HEX(HEX2DEC([.A58])+1; 4); IF(TYPE([.A57])&gt;1; DEC2HEX(HEX2DEC([.A57])+1; 4); 0))" office:value-type="string" office:string-value="1019" calcext:value-type="string">
            <text:p>10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60])&gt;1; DEC2HEX(HEX2DEC([.A60])+1; 4); IF(TYPE([.A59])&gt;1; DEC2HEX(HEX2DEC([.A59])+1; 4); 0))" office:value-type="string" office:string-value="101A" calcext:value-type="string">
            <text:p>101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3"/>
        </table:table-row>
        <table:table-row table:style-name="ro1">
          <table:table-cell table:style-name="ce4" table:formula="of:=IF(TYPE([.A61])&gt;1; DEC2HEX(HEX2DEC([.A61])+1; 4); IF(TYPE([.A60])&gt;1; DEC2HEX(HEX2DEC([.A60])+1; 4); 0))" office:value-type="string" office:string-value="101B" calcext:value-type="string">
            <text:p>101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2])&gt;1; DEC2HEX(HEX2DEC([.A62])+1; 4); IF(TYPE([.A61])&gt;1; DEC2HEX(HEX2DEC([.A61])+1; 4); 0))" office:value-type="string" office:string-value="101C" calcext:value-type="string">
            <text:p>101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3])&gt;1; DEC2HEX(HEX2DEC([.A63])+1; 4); IF(TYPE([.A62])&gt;1; DEC2HEX(HEX2DEC([.A62])+1; 4); 0))" office:value-type="string" office:string-value="101D" calcext:value-type="string">
            <text:p>101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4])&gt;1; DEC2HEX(HEX2DEC([.A64])+1; 4); IF(TYPE([.A63])&gt;1; DEC2HEX(HEX2DEC([.A63])+1; 4); 0))" office:value-type="string" office:string-value="101E" calcext:value-type="string">
            <text:p>101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5])&gt;1; DEC2HEX(HEX2DEC([.A65])+1; 4); IF(TYPE([.A64])&gt;1; DEC2HEX(HEX2DEC([.A64])+1; 4); 0))" office:value-type="string" office:string-value="101F" calcext:value-type="string">
            <text:p>101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6])&gt;1; DEC2HEX(HEX2DEC([.A66])+1; 4); IF(TYPE([.A65])&gt;1; DEC2HEX(HEX2DEC([.A65])+1; 4); 0))" office:value-type="string" office:string-value="1020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7])&gt;1; DEC2HEX(HEX2DEC([.A67])+1; 4); IF(TYPE([.A66])&gt;1; DEC2HEX(HEX2DEC([.A66])+1; 4); 0))" office:value-type="string" office:string-value="1021" calcext:value-type="string">
            <text:p>10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8])&gt;1; DEC2HEX(HEX2DEC([.A68])+1; 4); IF(TYPE([.A67])&gt;1; DEC2HEX(HEX2DEC([.A67])+1; 4); 0))" office:value-type="string" office:string-value="1022" calcext:value-type="string">
            <text:p>10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69])&gt;1; DEC2HEX(HEX2DEC([.A69])+1; 4); IF(TYPE([.A68])&gt;1; DEC2HEX(HEX2DEC([.A68])+1; 4); 0))" office:value-type="string" office:string-value="1023" calcext:value-type="string">
            <text:p>10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0])&gt;1; DEC2HEX(HEX2DEC([.A70])+1; 4); IF(TYPE([.A69])&gt;1; DEC2HEX(HEX2DEC([.A69])+1; 4); 0))" office:value-type="string" office:string-value="1024" calcext:value-type="string">
            <text:p>102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1])&gt;1; DEC2HEX(HEX2DEC([.A71])+1; 4); IF(TYPE([.A70])&gt;1; DEC2HEX(HEX2DEC([.A70])+1; 4); 0))" office:value-type="string" office:string-value="1025" calcext:value-type="string">
            <text:p>102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2])&gt;1; DEC2HEX(HEX2DEC([.A72])+1; 4); IF(TYPE([.A71])&gt;1; DEC2HEX(HEX2DEC([.A71])+1; 4); 0))" office:value-type="string" office:string-value="1026" calcext:value-type="string">
            <text:p>102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3])&gt;1; DEC2HEX(HEX2DEC([.A73])+1; 4); IF(TYPE([.A72])&gt;1; DEC2HEX(HEX2DEC([.A72])+1; 4); 0))" office:value-type="string" office:string-value="1027" calcext:value-type="string">
            <text:p>102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4])&gt;1; DEC2HEX(HEX2DEC([.A74])+1; 4); IF(TYPE([.A73])&gt;1; DEC2HEX(HEX2DEC([.A73])+1; 4); 0))" office:value-type="string" office:string-value="1028" calcext:value-type="string">
            <text:p>102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5])&gt;1; DEC2HEX(HEX2DEC([.A75])+1; 4); IF(TYPE([.A74])&gt;1; DEC2HEX(HEX2DEC([.A74])+1; 4); 0))" office:value-type="string" office:string-value="1029" calcext:value-type="string">
            <text:p>102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6])&gt;1; DEC2HEX(HEX2DEC([.A76])+1; 4); IF(TYPE([.A75])&gt;1; DEC2HEX(HEX2DEC([.A75])+1; 4); 0))" office:value-type="string" office:string-value="102A" calcext:value-type="string">
            <text:p>102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7])&gt;1; DEC2HEX(HEX2DEC([.A77])+1; 4); IF(TYPE([.A76])&gt;1; DEC2HEX(HEX2DEC([.A76])+1; 4); 0))" office:value-type="string" office:string-value="102B" calcext:value-type="string">
            <text:p>102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8])&gt;1; DEC2HEX(HEX2DEC([.A78])+1; 4); IF(TYPE([.A77])&gt;1; DEC2HEX(HEX2DEC([.A77])+1; 4); 0))" office:value-type="string" office:string-value="102C" calcext:value-type="string">
            <text:p>102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79])&gt;1; DEC2HEX(HEX2DEC([.A79])+1; 4); IF(TYPE([.A78])&gt;1; DEC2HEX(HEX2DEC([.A78])+1; 4); 0))" office:value-type="string" office:string-value="102D" calcext:value-type="string">
            <text:p>102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0])&gt;1; DEC2HEX(HEX2DEC([.A80])+1; 4); IF(TYPE([.A79])&gt;1; DEC2HEX(HEX2DEC([.A79])+1; 4); 0))" office:value-type="string" office:string-value="102E" calcext:value-type="string">
            <text:p>102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1])&gt;1; DEC2HEX(HEX2DEC([.A81])+1; 4); IF(TYPE([.A80])&gt;1; DEC2HEX(HEX2DEC([.A80])+1; 4); 0))" office:value-type="string" office:string-value="102F" calcext:value-type="string">
            <text:p>102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2])&gt;1; DEC2HEX(HEX2DEC([.A82])+1; 4); IF(TYPE([.A81])&gt;1; DEC2HEX(HEX2DEC([.A81])+1; 4); 0))" office:value-type="string" office:string-value="1030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3])&gt;1; DEC2HEX(HEX2DEC([.A83])+1; 4); IF(TYPE([.A82])&gt;1; DEC2HEX(HEX2DEC([.A82])+1; 4); 0))" office:value-type="string" office:string-value="1031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85])&gt;1; DEC2HEX(HEX2DEC([.A85])+1; 4); IF(TYPE([.A84])&gt;1; DEC2HEX(HEX2DEC([.A84])+1; 4); 0))" office:value-type="string" office:string-value="1032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3"/>
        </table:table-row>
        <table:table-row table:style-name="ro1">
          <table:table-cell table:style-name="ce4" table:formula="of:=IF(TYPE([.A86])&gt;1; DEC2HEX(HEX2DEC([.A86])+1; 4); IF(TYPE([.A85])&gt;1; DEC2HEX(HEX2DEC([.A85])+1; 4); 0))" office:value-type="string" office:string-value="1033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7])&gt;1; DEC2HEX(HEX2DEC([.A87])+1; 4); IF(TYPE([.A86])&gt;1; DEC2HEX(HEX2DEC([.A86])+1; 4); 0))" office:value-type="string" office:string-value="1034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8])&gt;1; DEC2HEX(HEX2DEC([.A88])+1; 4); IF(TYPE([.A87])&gt;1; DEC2HEX(HEX2DEC([.A87])+1; 4); 0))" office:value-type="string" office:string-value="1035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89])&gt;1; DEC2HEX(HEX2DEC([.A89])+1; 4); IF(TYPE([.A88])&gt;1; DEC2HEX(HEX2DEC([.A88])+1; 4); 0))" office:value-type="string" office:string-value="1036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0])&gt;1; DEC2HEX(HEX2DEC([.A90])+1; 4); IF(TYPE([.A89])&gt;1; DEC2HEX(HEX2DEC([.A89])+1; 4); 0))" office:value-type="string" office:string-value="1037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1])&gt;1; DEC2HEX(HEX2DEC([.A91])+1; 4); IF(TYPE([.A90])&gt;1; DEC2HEX(HEX2DEC([.A90])+1; 4); 0))" office:value-type="string" office:string-value="1038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2])&gt;1; DEC2HEX(HEX2DEC([.A92])+1; 4); IF(TYPE([.A91])&gt;1; DEC2HEX(HEX2DEC([.A91])+1; 4); 0))" office:value-type="string" office:string-value="1039" calcext:value-type="string">
            <text:p>103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3])&gt;1; DEC2HEX(HEX2DEC([.A93])+1; 4); IF(TYPE([.A92])&gt;1; DEC2HEX(HEX2DEC([.A92])+1; 4); 0))" office:value-type="string" office:string-value="103A" calcext:value-type="string">
            <text:p>103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4])&gt;1; DEC2HEX(HEX2DEC([.A94])+1; 4); IF(TYPE([.A93])&gt;1; DEC2HEX(HEX2DEC([.A93])+1; 4); 0))" office:value-type="string" office:string-value="103B" calcext:value-type="string">
            <text:p>103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5])&gt;1; DEC2HEX(HEX2DEC([.A95])+1; 4); IF(TYPE([.A94])&gt;1; DEC2HEX(HEX2DEC([.A94])+1; 4); 0))" office:value-type="string" office:string-value="103C" calcext:value-type="string">
            <text:p>103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6])&gt;1; DEC2HEX(HEX2DEC([.A96])+1; 4); IF(TYPE([.A95])&gt;1; DEC2HEX(HEX2DEC([.A95])+1; 4); 0))" office:value-type="string" office:string-value="103D" calcext:value-type="string">
            <text:p>103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7])&gt;1; DEC2HEX(HEX2DEC([.A97])+1; 4); IF(TYPE([.A96])&gt;1; DEC2HEX(HEX2DEC([.A96])+1; 4); 0))" office:value-type="string" office:string-value="103E" calcext:value-type="string">
            <text:p>103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8])&gt;1; DEC2HEX(HEX2DEC([.A98])+1; 4); IF(TYPE([.A97])&gt;1; DEC2HEX(HEX2DEC([.A97])+1; 4); 0))" office:value-type="string" office:string-value="103F" calcext:value-type="string">
            <text:p>103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99])&gt;1; DEC2HEX(HEX2DEC([.A99])+1; 4); IF(TYPE([.A98])&gt;1; DEC2HEX(HEX2DEC([.A98])+1; 4); 0))" office:value-type="string" office:string-value="1040" calcext:value-type="string">
            <text:p>10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0])&gt;1; DEC2HEX(HEX2DEC([.A100])+1; 4); IF(TYPE([.A99])&gt;1; DEC2HEX(HEX2DEC([.A99])+1; 4); 0))" office:value-type="string" office:string-value="1041" calcext:value-type="string">
            <text:p>10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1])&gt;1; DEC2HEX(HEX2DEC([.A101])+1; 4); IF(TYPE([.A100])&gt;1; DEC2HEX(HEX2DEC([.A100])+1; 4); 0))" office:value-type="string" office:string-value="1042" calcext:value-type="string">
            <text:p>10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2])&gt;1; DEC2HEX(HEX2DEC([.A102])+1; 4); IF(TYPE([.A101])&gt;1; DEC2HEX(HEX2DEC([.A101])+1; 4); 0))" office:value-type="string" office:string-value="1043" calcext:value-type="string">
            <text:p>10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3])&gt;1; DEC2HEX(HEX2DEC([.A103])+1; 4); IF(TYPE([.A102])&gt;1; DEC2HEX(HEX2DEC([.A102])+1; 4); 0))" office:value-type="string" office:string-value="1044" calcext:value-type="string">
            <text:p>10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4])&gt;1; DEC2HEX(HEX2DEC([.A104])+1; 4); IF(TYPE([.A103])&gt;1; DEC2HEX(HEX2DEC([.A103])+1; 4); 0))" office:value-type="string" office:string-value="1045" calcext:value-type="string">
            <text:p>10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5])&gt;1; DEC2HEX(HEX2DEC([.A105])+1; 4); IF(TYPE([.A104])&gt;1; DEC2HEX(HEX2DEC([.A104])+1; 4); 0))" office:value-type="string" office:string-value="1046" calcext:value-type="string">
            <text:p>10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6])&gt;1; DEC2HEX(HEX2DEC([.A106])+1; 4); IF(TYPE([.A105])&gt;1; DEC2HEX(HEX2DEC([.A105])+1; 4); 0))" office:value-type="string" office:string-value="1047" calcext:value-type="string">
            <text:p>10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7])&gt;1; DEC2HEX(HEX2DEC([.A107])+1; 4); IF(TYPE([.A106])&gt;1; DEC2HEX(HEX2DEC([.A106])+1; 4); 0))" office:value-type="string" office:string-value="1048" calcext:value-type="string">
            <text:p>10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08])&gt;1; DEC2HEX(HEX2DEC([.A108])+1; 4); IF(TYPE([.A107])&gt;1; DEC2HEX(HEX2DEC([.A107])+1; 4); 0))" office:value-type="string" office:string-value="1049" calcext:value-type="string">
            <text:p>10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110])&gt;1; DEC2HEX(HEX2DEC([.A110])+1; 4); IF(TYPE([.A109])&gt;1; DEC2HEX(HEX2DEC([.A109])+1; 4); 0))" office:value-type="string" office:string-value="104A" calcext:value-type="string">
            <text:p>10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4" table:formula="of:=IF(TYPE([.A112])&gt;1; DEC2HEX(HEX2DEC([.A112])+1; 4); IF(TYPE([.A111])&gt;1; DEC2HEX(HEX2DEC([.A111])+1; 4); 0))" office:value-type="string" office:string-value="104B" calcext:value-type="string">
            <text:p>10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3])&gt;1; DEC2HEX(HEX2DEC([.A113])+1; 4); IF(TYPE([.A112])&gt;1; DEC2HEX(HEX2DEC([.A112])+1; 4); 0))" office:value-type="string" office:string-value="104C" calcext:value-type="string">
            <text:p>10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4])&gt;1; DEC2HEX(HEX2DEC([.A114])+1; 4); IF(TYPE([.A113])&gt;1; DEC2HEX(HEX2DEC([.A113])+1; 4); 0))" office:value-type="string" office:string-value="104D" calcext:value-type="string">
            <text:p>10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5])&gt;1; DEC2HEX(HEX2DEC([.A115])+1; 4); IF(TYPE([.A114])&gt;1; DEC2HEX(HEX2DEC([.A114])+1; 4); 0))" office:value-type="string" office:string-value="104E" calcext:value-type="string">
            <text:p>10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6])&gt;1; DEC2HEX(HEX2DEC([.A116])+1; 4); IF(TYPE([.A115])&gt;1; DEC2HEX(HEX2DEC([.A115])+1; 4); 0))" office:value-type="string" office:string-value="104F" calcext:value-type="string">
            <text:p>10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7])&gt;1; DEC2HEX(HEX2DEC([.A117])+1; 4); IF(TYPE([.A116])&gt;1; DEC2HEX(HEX2DEC([.A116])+1; 4); 0))" office:value-type="string" office:string-value="1050" calcext:value-type="string">
            <text:p>10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8])&gt;1; DEC2HEX(HEX2DEC([.A118])+1; 4); IF(TYPE([.A117])&gt;1; DEC2HEX(HEX2DEC([.A117])+1; 4); 0))" office:value-type="string" office:string-value="1051" calcext:value-type="string">
            <text:p>10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19])&gt;1; DEC2HEX(HEX2DEC([.A119])+1; 4); IF(TYPE([.A118])&gt;1; DEC2HEX(HEX2DEC([.A118])+1; 4); 0))" office:value-type="string" office:string-value="1052" calcext:value-type="string">
            <text:p>10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0])&gt;1; DEC2HEX(HEX2DEC([.A120])+1; 4); IF(TYPE([.A119])&gt;1; DEC2HEX(HEX2DEC([.A119])+1; 4); 0))" office:value-type="string" office:string-value="1053" calcext:value-type="string">
            <text:p>10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1])&gt;1; DEC2HEX(HEX2DEC([.A121])+1; 4); IF(TYPE([.A120])&gt;1; DEC2HEX(HEX2DEC([.A120])+1; 4); 0))" office:value-type="string" office:string-value="1054" calcext:value-type="string">
            <text:p>10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2])&gt;1; DEC2HEX(HEX2DEC([.A122])+1; 4); IF(TYPE([.A121])&gt;1; DEC2HEX(HEX2DEC([.A121])+1; 4); 0))" office:value-type="string" office:string-value="1055" calcext:value-type="string">
            <text:p>10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3])&gt;1; DEC2HEX(HEX2DEC([.A123])+1; 4); IF(TYPE([.A122])&gt;1; DEC2HEX(HEX2DEC([.A122])+1; 4); 0))" office:value-type="string" office:string-value="1056" calcext:value-type="string">
            <text:p>10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4" table:formula="of:=IF(TYPE([.A125])&gt;1; DEC2HEX(HEX2DEC([.A125])+1; 4); IF(TYPE([.A124])&gt;1; DEC2HEX(HEX2DEC([.A124])+1; 4); 0))" office:value-type="string" office:string-value="1057" calcext:value-type="string">
            <text:p>10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6])&gt;1; DEC2HEX(HEX2DEC([.A126])+1; 4); IF(TYPE([.A125])&gt;1; DEC2HEX(HEX2DEC([.A125])+1; 4); 0))" office:value-type="string" office:string-value="1058" calcext:value-type="string">
            <text:p>105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7])&gt;1; DEC2HEX(HEX2DEC([.A127])+1; 4); IF(TYPE([.A126])&gt;1; DEC2HEX(HEX2DEC([.A126])+1; 4); 0))" office:value-type="string" office:string-value="1059" calcext:value-type="string">
            <text:p>105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8])&gt;1; DEC2HEX(HEX2DEC([.A128])+1; 4); IF(TYPE([.A127])&gt;1; DEC2HEX(HEX2DEC([.A127])+1; 4); 0))" office:value-type="string" office:string-value="105A" calcext:value-type="string">
            <text:p>105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29])&gt;1; DEC2HEX(HEX2DEC([.A129])+1; 4); IF(TYPE([.A128])&gt;1; DEC2HEX(HEX2DEC([.A128])+1; 4); 0))" office:value-type="string" office:string-value="105B" calcext:value-type="string">
            <text:p>105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0])&gt;1; DEC2HEX(HEX2DEC([.A130])+1; 4); IF(TYPE([.A129])&gt;1; DEC2HEX(HEX2DEC([.A129])+1; 4); 0))" office:value-type="string" office:string-value="105C" calcext:value-type="string">
            <text:p>105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1])&gt;1; DEC2HEX(HEX2DEC([.A131])+1; 4); IF(TYPE([.A130])&gt;1; DEC2HEX(HEX2DEC([.A130])+1; 4); 0))" office:value-type="string" office:string-value="105D" calcext:value-type="string">
            <text:p>105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2])&gt;1; DEC2HEX(HEX2DEC([.A132])+1; 4); IF(TYPE([.A131])&gt;1; DEC2HEX(HEX2DEC([.A131])+1; 4); 0))" office:value-type="string" office:string-value="105E" calcext:value-type="string">
            <text:p>105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3])&gt;1; DEC2HEX(HEX2DEC([.A133])+1; 4); IF(TYPE([.A132])&gt;1; DEC2HEX(HEX2DEC([.A132])+1; 4); 0))" office:value-type="string" office:string-value="105F" calcext:value-type="string">
            <text:p>105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4])&gt;1; DEC2HEX(HEX2DEC([.A134])+1; 4); IF(TYPE([.A133])&gt;1; DEC2HEX(HEX2DEC([.A133])+1; 4); 0))" office:value-type="string" office:string-value="1060" calcext:value-type="string">
            <text:p>106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5])&gt;1; DEC2HEX(HEX2DEC([.A135])+1; 4); IF(TYPE([.A134])&gt;1; DEC2HEX(HEX2DEC([.A134])+1; 4); 0))" office:value-type="string" office:string-value="1061" calcext:value-type="string">
            <text:p>106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style-name="ce4" table:formula="of:=IF(TYPE([.A136])&gt;1; DEC2HEX(HEX2DEC([.A136])+1; 4); IF(TYPE([.A135])&gt;1; DEC2HEX(HEX2DEC([.A135])+1; 4); 0))" office:value-type="string" office:string-value="1062" calcext:value-type="string">
            <text:p>106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4"/>
          <table:table-cell table:number-columns-repeated="7"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0])&gt;1; DEC2HEX(HEX2DEC([.A140])+1; 4); IF(TYPE([.A139])&gt;1; DEC2HEX(HEX2DEC([.A139])+1; 4); 0))" office:value-type="string" office:string-value="3002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1])&gt;1; DEC2HEX(HEX2DEC([.A141])+1; 4); IF(TYPE([.A140])&gt;1; DEC2HEX(HEX2DEC([.A140])+1; 4); 0))" office:value-type="string" office:string-value="3003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2])&gt;1; DEC2HEX(HEX2DEC([.A142])+1; 4); IF(TYPE([.A141])&gt;1; DEC2HEX(HEX2DEC([.A141])+1; 4); 0))" office:value-type="string" office:string-value="3004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3])&gt;1; DEC2HEX(HEX2DEC([.A143])+1; 4); IF(TYPE([.A142])&gt;1; DEC2HEX(HEX2DEC([.A142])+1; 4); 0))" office:value-type="string" office:string-value="3005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If the measured value exceeds the limit (Cup1Channel1LowerLimit ..., or Cup1Channel1UpperLimit ...), the corresponding bit is set: bit 0 for channel 1, bit 1 for channel 2, and so on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145])&gt;1; DEC2HEX(HEX2DEC([.A145])+1; 4); IF(TYPE([.A144])&gt;1; DEC2HEX(HEX2DEC([.A144])+1; 4); 0))" office:value-type="string" office:string-value="3006" calcext:value-type="string">
            <text:p>3006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6])&gt;1; DEC2HEX(HEX2DEC([.A146])+1; 4); IF(TYPE([.A145])&gt;1; DEC2HEX(HEX2DEC([.A145])+1; 4); 0))" office:value-type="string" office:string-value="3007" calcext:value-type="string">
            <text:p>3007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7])&gt;1; DEC2HEX(HEX2DEC([.A147])+1; 4); IF(TYPE([.A146])&gt;1; DEC2HEX(HEX2DEC([.A146])+1; 4); 0))" office:value-type="string" office:string-value="3008" calcext:value-type="string">
            <text:p>3008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8])&gt;1; DEC2HEX(HEX2DEC([.A148])+1; 4); IF(TYPE([.A147])&gt;1; DEC2HEX(HEX2DEC([.A147])+1; 4); 0))" office:value-type="string" office:string-value="3009" calcext:value-type="string">
            <text:p>300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49])&gt;1; DEC2HEX(HEX2DEC([.A149])+1; 4); IF(TYPE([.A148])&gt;1; DEC2HEX(HEX2DEC([.A148])+1; 4); 0))" office:value-type="string" office:string-value="300A" calcext:value-type="string">
            <text:p>300A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IF(TYPE([.A151])&gt;1; DEC2HEX(HEX2DEC([.A151])+1; 4); IF(TYPE([.A150])&gt;1; DEC2HEX(HEX2DEC([.A150])+1; 4); 0))" office:value-type="string" office:string-value="300B" calcext:value-type="string">
            <text:p>300B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52])&gt;1; DEC2HEX(HEX2DEC([.A152])+1; 4); IF(TYPE([.A151])&gt;1; DEC2HEX(HEX2DEC([.A151])+1; 4); 0))" office:value-type="string" office:string-value="300C" calcext:value-type="string">
            <text:p>300C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53])&gt;1; DEC2HEX(HEX2DEC([.A153])+1; 4); IF(TYPE([.A152])&gt;1; DEC2HEX(HEX2DEC([.A152])+1; 4); 0))" office:value-type="string" office:string-value="300D" calcext:value-type="string">
            <text:p>300D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54])&gt;1; DEC2HEX(HEX2DEC([.A154])+1; 4); IF(TYPE([.A153])&gt;1; DEC2HEX(HEX2DEC([.A153])+1; 4); 0))" office:value-type="string" office:string-value="300E" calcext:value-type="string">
            <text:p>300E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3"/>
        </table:table-row>
        <table:table-row table:style-name="ro1">
          <table:table-cell table:style-name="ce4" table:formula="of:=IF(TYPE([.A155])&gt;1; DEC2HEX(HEX2DEC([.A155])+1; 4); IF(TYPE([.A154])&gt;1; DEC2HEX(HEX2DEC([.A154])+1; 4); 0))" office:value-type="string" office:string-value="300F" calcext:value-type="string">
            <text:p>300F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9"/>
          <table:table-cell table:style-name="ce6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1])/16)*2" office:value-type="float" office:value="232" calcext:value-type="float">
            <text:p>232</text:p>
          </table:table-cell>
          <table:table-cell office:value-type="string" calcext:value-type="string">
            <text:p>B <text:s/>=</text:p>
          </table:table-cell>
          <table:table-cell table:formula="of:=DEC2HEX([.C162]; 4)" office:value-type="string" office:string-value="00E8" calcext:value-type="string">
            <text:p>00E8</text:p>
          </table:table-cell>
          <table:table-cell table:style-name="ce6" office:value-type="string" calcext:value-type="string">
            <text:p>hex</text:p>
          </table:table-cell>
          <table:table-cell table:number-columns-repeated="16378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 style:data-style-name="N2" text:time-value="09:15:18.042777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5-07T09:22:55.602886541</dc:date>
    <meta:editing-duration>P1DT7H51M31S</meta:editing-duration>
    <meta:editing-cycles>116</meta:editing-cycles>
    <meta:generator>LibreOffice/24.2.7.2$Linux_X86_64 LibreOffice_project/420$Build-2</meta:generator>
    <meta:document-statistic meta:table-count="1" meta:cell-count="1493" meta:object-count="0"/>
  </office:meta>
</office:document-meta>
</file>